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Symbol1" svg:font-family="Symbol"/>
    <style:font-face style:name="Wingdings" svg:font-family="Wingdings"/>
    <style:font-face style:name="Courier New" svg:font-family="'Courier New'" style:font-adornments="Normal"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List_20_Paragraph" style:list-style-name="WWNum4">
      <style:paragraph-properties fo:text-align="justify" style:justify-single-word="false"/>
      <style:text-properties fo:color="#000000"/>
    </style:style>
    <style:style style:name="P2" style:family="paragraph" style:parent-style-name="Standard">
      <style:text-properties fo:color="#000000"/>
    </style:style>
    <style:style style:name="P3" style:family="paragraph" style:parent-style-name="Standard">
      <style:paragraph-properties fo:text-align="justify" style:justify-single-word="false"/>
      <style:text-properties fo:color="#000000" fo:language="en" fo:country="US" fo:font-style="italic" style:font-style-asian="italic" style:font-style-complex="italic"/>
    </style:style>
    <style:style style:name="P4" style:family="paragraph" style:parent-style-name="Standard">
      <style:paragraph-properties fo:text-align="justify" style:justify-single-word="false"/>
      <style:text-properties fo:color="#000000" fo:language="en" fo:country="US" style:language-asian="en" style:country-asian="US"/>
    </style:style>
    <style:style style:name="P5" style:family="paragraph" style:parent-style-name="Standard">
      <style:text-properties fo:color="#000000" fo:language="en" fo:country="GB"/>
    </style:style>
    <style:style style:name="P6" style:family="paragraph" style:parent-style-name="Standard">
      <style:paragraph-properties fo:text-align="justify" style:justify-single-word="false"/>
      <style:text-properties fo:color="#000000" fo:language="en" fo:country="GB"/>
    </style:style>
    <style:style style:name="P7" style:family="paragraph" style:parent-style-name="Standard">
      <style:paragraph-properties fo:text-align="justify" style:justify-single-word="false">
        <style:tab-stops>
          <style:tab-stop style:position="0.2043in"/>
          <style:tab-stop style:position="0.6209in"/>
        </style:tab-stops>
      </style:paragraph-properties>
      <style:text-properties fo:color="#000000" fo:language="en" fo:country="GB"/>
    </style:style>
    <style:style style:name="P8" style:family="paragraph" style:parent-style-name="Standard">
      <style:paragraph-properties fo:text-align="center" style:justify-single-word="false"/>
      <style:text-properties fo:color="#000000" fo:language="en" fo:country="GB"/>
    </style:style>
    <style:style style:name="P9" style:family="paragraph" style:parent-style-name="Standard">
      <style:text-properties fo:color="#000000" fo:language="en" fo:country="GB" fo:font-weight="bold" style:font-weight-asian="bold"/>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paragraph-properties fo:text-align="justify" style:justify-single-word="false"/>
      <style:text-properties fo:color="#000000"/>
    </style:style>
    <style:style style:name="P12" style:family="paragraph" style:parent-style-name="Standard" style:list-style-name="WWNum3">
      <style:paragraph-properties fo:text-align="justify" style:justify-single-word="false">
        <style:tab-stops>
          <style:tab-stop style:position="0.2043in"/>
          <style:tab-stop style:position="0.6209in"/>
        </style:tab-stops>
      </style:paragraph-properties>
      <style:text-properties fo:color="#000000"/>
    </style:style>
    <style:style style:name="P13" style:family="paragraph" style:parent-style-name="Standard" style:list-style-name="WWNum1">
      <style:paragraph-properties fo:text-align="justify" style:justify-single-word="false"/>
      <style:text-properties fo:color="#000000"/>
    </style:style>
    <style:style style:name="P14" style:family="paragraph" style:parent-style-name="Standard" style:list-style-name="WWNum2">
      <style:paragraph-properties fo:text-align="justify" style:justify-single-word="false"/>
      <style:text-properties fo:color="#000000"/>
    </style:style>
    <style:style style:name="P15" style:family="paragraph" style:parent-style-name="Standard" style:list-style-name="WWNum4">
      <style:paragraph-properties fo:text-align="justify" style:justify-single-word="false"/>
      <style:text-properties fo:color="#000000"/>
    </style:style>
    <style:style style:name="P16" style:family="paragraph" style:parent-style-name="Standard" style:list-style-name="WWNum12">
      <style:paragraph-properties fo:text-align="justify" style:justify-single-word="false"/>
      <style:text-properties fo:color="#000000"/>
    </style:style>
    <style:style style:name="P17" style:family="paragraph" style:parent-style-name="Standard">
      <style:paragraph-properties fo:text-align="justify" style:justify-single-word="false"/>
      <style:text-properties fo:color="#000000" fo:language="en" fo:country="AU"/>
    </style:style>
    <style:style style:name="P18" style:family="paragraph" style:parent-style-name="Standard">
      <style:paragraph-properties fo:text-align="justify" style:justify-single-word="false"/>
      <style:text-properties fo:color="#000000" fo:language="en" fo:country="AU" fo:font-style="italic" style:font-style-asian="italic" style:font-style-complex="italic"/>
    </style:style>
    <style:style style:name="P19" style:family="paragraph" style:parent-style-name="Standard">
      <style:text-properties fo:color="#000000" fo:language="fr" fo:country="FR"/>
    </style:style>
    <style:style style:name="P20" style:family="paragraph" style:parent-style-name="Standard">
      <style:paragraph-properties fo:margin-left="0.25in" fo:margin-right="0in" fo:text-align="justify" style:justify-single-word="false" fo:text-indent="0in" style:auto-text-indent="false">
        <style:tab-stops>
          <style:tab-stop style:position="0.2043in"/>
          <style:tab-stop style:position="0.6209in"/>
        </style:tab-stops>
      </style:paragraph-properties>
      <style:text-properties fo:color="#000000" fo:language="en" fo:country="US"/>
    </style:style>
    <style:style style:name="P21" style:family="paragraph" style:parent-style-name="Standard">
      <style:paragraph-properties fo:margin-left="0.25in" fo:margin-right="0in" fo:text-align="justify" style:justify-single-word="false" fo:text-indent="0in" style:auto-text-indent="false">
        <style:tab-stops>
          <style:tab-stop style:position="0.2043in"/>
          <style:tab-stop style:position="0.6209in"/>
        </style:tab-stops>
      </style:paragraph-properties>
      <style:text-properties fo:color="#000000" fo:font-size="14pt" fo:language="en" fo:country="AU" fo:font-weight="bold" style:font-size-asian="14pt" style:font-weight-asian="bold" style:font-size-complex="14pt" style:font-style-complex="italic"/>
    </style:style>
    <style:style style:name="P22" style:family="paragraph" style:parent-style-name="Standard">
      <style:paragraph-properties fo:margin-left="0.25in" fo:margin-right="0in" fo:text-align="justify" style:justify-single-word="false" fo:text-indent="0in" style:auto-text-indent="false"/>
      <style:text-properties fo:color="#000000"/>
    </style:style>
    <style:style style:name="P23" style:family="paragraph" style:parent-style-name="Standard">
      <style:paragraph-properties fo:margin-left="0.25in" fo:margin-right="0in" fo:text-align="justify" style:justify-single-word="false" fo:text-indent="0in" style:auto-text-indent="false">
        <style:tab-stops>
          <style:tab-stop style:position="0.2043in"/>
          <style:tab-stop style:position="0.6209in"/>
        </style:tab-stops>
      </style:paragraph-properties>
      <style:text-properties fo:color="#000000"/>
    </style:style>
    <style:style style:name="P24" style:family="paragraph" style:parent-style-name="Standard">
      <style:paragraph-properties fo:margin-left="0.25in" fo:margin-right="0in" fo:text-align="justify" style:justify-single-word="false" fo:text-indent="0in" style:auto-text-indent="false"/>
      <style:text-properties fo:color="#000000" fo:language="en" fo:country="AU"/>
    </style:style>
    <style:style style:name="P25" style:family="paragraph" style:parent-style-name="Standard">
      <style:paragraph-properties fo:margin-left="0.4917in" fo:margin-right="0in" fo:text-align="justify" style:justify-single-word="false" fo:text-indent="0.0083in" style:auto-text-indent="false"/>
      <style:text-properties fo:color="#000000" fo:language="en" fo:country="AU"/>
    </style:style>
    <style:style style:name="P26" style:family="paragraph" style:parent-style-name="Standard">
      <style:paragraph-properties fo:margin-left="0.5in" fo:margin-right="0in" fo:text-align="justify" style:justify-single-word="false" fo:text-indent="0in" style:auto-text-indent="false"/>
      <style:text-properties fo:color="#000000" fo:language="en" fo:country="AU"/>
    </style:style>
    <style:style style:name="P27" style:family="paragraph" style:parent-style-name="Standard">
      <style:paragraph-properties fo:margin-left="0.5in" fo:margin-right="0in" fo:text-align="justify" style:justify-single-word="false" fo:text-indent="0in" style:auto-text-indent="false"/>
      <style:text-properties fo:color="#000000" fo:language="en" fo:country="AU" fo:font-style="italic" style:font-style-asian="italic" style:font-style-complex="italic"/>
    </style:style>
    <style:style style:name="P28" style:family="paragraph" style:parent-style-name="Standard">
      <style:paragraph-properties fo:margin-left="0.5in" fo:margin-right="0in" fo:text-align="justify" style:justify-single-word="false" fo:text-indent="0in" style:auto-text-indent="false"/>
      <style:text-properties fo:color="#000000" fo:language="en" fo:country="GB" fo:font-style="italic" style:font-style-asian="italic" style:font-style-complex="italic"/>
    </style:style>
    <style:style style:name="P29" style:family="paragraph" style:parent-style-name="Standard">
      <style:paragraph-properties fo:margin-left="0.75in" fo:margin-right="0in" fo:text-align="justify" style:justify-single-word="false" fo:text-indent="0in" style:auto-text-indent="false"/>
      <style:text-properties fo:color="#000000" fo:language="en" fo:country="AU"/>
    </style:style>
    <style:style style:name="P30" style:family="paragraph" style:parent-style-name="Standard" style:master-page-name="Standard">
      <style:paragraph-properties fo:text-align="center" style:justify-single-word="false" style:page-number="auto"/>
      <style:text-properties fo:color="#000000"/>
    </style:style>
    <style:style style:name="T1" style:family="text">
      <style:text-properties fo:font-size="14pt" fo:language="en" fo:country="GB" style:font-size-asian="14pt" style:font-size-complex="14pt"/>
    </style:style>
    <style:style style:name="T2" style:family="text">
      <style:text-properties fo:font-size="14pt" fo:language="en" fo:country="AU" style:font-size-asian="14pt" style:font-size-complex="14pt" style:font-style-complex="italic"/>
    </style:style>
    <style:style style:name="T3" style:family="text">
      <style:text-properties fo:font-size="14pt" fo:language="en" fo:country="AU" fo:font-weight="bold" style:font-size-asian="14pt" style:font-weight-asian="bold" style:font-size-complex="14pt" style:font-style-complex="italic"/>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weight="bold" style:font-weight-asian="bold" style:font-weight-complex="bold"/>
    </style:style>
    <style:style style:name="T7" style:family="text">
      <style:text-properties fo:language="en" fo:country="AU"/>
    </style:style>
    <style:style style:name="T8" style:family="text">
      <style:text-properties fo:language="en" fo:country="AU" style:font-style-complex="italic"/>
    </style:style>
    <style:style style:name="T9" style:family="text">
      <style:text-properties fo:language="en" fo:country="AU" fo:font-weight="bold" style:font-weight-asian="bold"/>
    </style:style>
    <style:style style:name="T10" style:family="text">
      <style:text-properties fo:language="en" fo:country="AU" fo:font-weight="bold" style:font-weight-asian="bold" style:font-style-complex="italic" style:font-weight-complex="bold"/>
    </style:style>
    <style:style style:name="T11" style:family="text">
      <style:text-properties fo:language="en" fo:country="AU" fo:font-weight="bold" style:font-weight-asian="bold" style:font-weight-complex="bold"/>
    </style:style>
    <style:style style:name="T12" style:family="text">
      <style:text-properties fo:language="en" fo:country="AU" fo:font-style="italic" style:font-style-asian="italic"/>
    </style:style>
    <style:style style:name="T13" style:family="text">
      <style:text-properties fo:language="en" fo:country="AU" fo:font-style="italic" style:font-style-asian="italic" style:font-style-complex="italic"/>
    </style:style>
    <style:style style:name="T14" style:family="text">
      <style:text-properties fo:language="en" fo:country="AU" fo:font-style="italic" style:font-style-asian="italic" style:font-style-complex="italic" style:font-weight-complex="bold"/>
    </style:style>
    <style:style style:name="T15" style:family="text">
      <style:text-properties fo:language="en" fo:country="AU" fo:font-style="italic" fo:font-weight="bold" style:font-style-asian="italic" style:font-weight-asian="bold" style:font-style-complex="italic" style:font-weight-complex="bold"/>
    </style:style>
    <style:style style:name="T16" style:family="text">
      <style:text-properties fo:language="en" fo:country="AU" style:font-weight-complex="bold"/>
    </style:style>
    <style:style style:name="T17" style:family="text">
      <style:text-properties fo:color="#000000" fo:language="en" fo:country="US"/>
    </style:style>
    <style:style style:name="T18" style:family="text">
      <style:text-properties fo:language="en" fo:country="US"/>
    </style:style>
    <style:style style:name="T19" style:family="text">
      <style:text-properties fo:language="en" fo:country="US" fo:font-weight="bold" style:font-weight-asian="bold" style:font-weight-complex="bold"/>
    </style:style>
    <style:style style:name="T20" style:family="text">
      <style:text-properties fo:language="en" fo:country="US" fo:font-style="italic" style:font-style-asian="italic" style:font-style-complex="italic"/>
    </style:style>
    <style:style style:name="T21" style:family="text">
      <style:text-properties style:text-position="sub 58%" fo:language="en" fo:country="AU"/>
    </style:style>
    <style:style style:name="T22" style:family="text">
      <style:text-properties style:text-position="sub 58%" fo:language="en" fo:country="US"/>
    </style:style>
    <style:style style:name="T23" style:family="text">
      <style:text-properties style:font-name="Symbol" fo:language="en" fo:country="US"/>
    </style:style>
    <style:style style:name="T24" style:family="text">
      <style:text-properties style:font-name="Symbol" fo:language="en" fo:country="AU"/>
    </style:style>
    <style:style style:name="T25" style:family="text">
      <style:text-properties style:text-position="super 58%" fo:language="en" fo:country="US"/>
    </style:style>
    <style:style style:name="T26" style:family="text">
      <style:text-properties fo:language="fr" fo:country="FR" fo:font-weight="bold" style:font-weight-asian="bold"/>
    </style:style>
    <style:style style:name="T27" style:family="text">
      <style:text-properties fo:language="fr" fo:country="FR" fo:font-weight="bold" style:font-weight-asian="bold" style:font-weight-complex="bold"/>
    </style:style>
    <style:style style:name="T28" style:family="text">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start text:name="OLE_LINK1"/><text:span text:style-name="T1">Optical Communications-</text:span><text:span text:style-name="T4">2013/14</text:span></text:p>
      <text:p text:style-name="P8"/>
      <text:p text:style-name="P10"><text:span text:style-name="T2">Simulation Lab on:</text:span><text:span text:style-name="T3"> </text:span><text:bookmark-end text:name="OLE_LINK1"/><text:span text:style-name="T3">Optical Transmitters and Receivers</text:span></text:p>
      <text:p text:style-name="P21"/>
      <text:p text:style-name="P23"><text:span text:style-name="T18">In this test on optical transmitters and receivers, we will study:</text:span></text:p>
      <text:p text:style-name="P20"/>
      <text:list xml:id="list4024637931106242816" text:style-name="WWNum3">
        <text:list-item>
          <text:p text:style-name="P12"><text:span text:style-name="T18">The optical spectrum and time evolution of CW FP laser output, the time evolution of carrier density in the FP laser</text:span></text:p>
        </text:list-item>
        <text:list-item>
          <text:p text:style-name="P12"><text:span text:style-name="T18">The optical spectrum and time evolution of CW DFB laser output, the time evolution of carrier density in the DFB laser</text:span></text:p>
        </text:list-item>
        <text:list-item>
          <text:p text:style-name="P12"><text:span text:style-name="T18">The line width of CW DFB laser output</text:span></text:p>
        </text:list-item>
        <text:list-item>
          <text:p text:style-name="P12"><text:span text:style-name="T18">Directly modulated DFB lasers</text:span></text:p>
        </text:list-item>
        <text:list-item>
          <text:p text:style-name="P12"><text:span text:style-name="T18">Externally modulated DFB lasers</text:span></text:p>
        </text:list-item>
        <text:list-item>
          <text:p text:style-name="P12"><text:span text:style-name="T18">Compare sensitivity of PIN diode and APD</text:span></text:p>
        </text:list-item>
      </text:list>
      <text:p text:style-name="P7"/>
      <text:p text:style-name="P2"><text:span text:style-name="T5">Exercise 1: </text:span><text:span text:style-name="T10">Build Up of a FP Cavity Laser</text:span></text:p>
      <text:p text:style-name="P5"/>
      <text:p text:style-name="P11"><text:span text:style-name="T7">First, we build up a Fabry-Perot (FP) cavity laser instead of using a laser module directly. Open setup Tx1_1. In the schematic: Two isolators, </text:span><text:span text:style-name="T13">IsolatorNonIdeal</text:span><text:span text:style-name="T7">, are used as reflectors in the laser cavity; The </text:span><text:span text:style-name="T13">AmpSysOpt</text:span><text:span text:style-name="T7"> modules provides gain; Noise generated from </text:span><text:span text:style-name="T13">NoiseWhiteGaussOpt</text:span><text:span text:style-name="T7"> is added into the cavity to simulate the spontaneous emission of the laser; The </text:span><text:span text:style-name="T13">Attenuator</text:span><text:span text:style-name="T7"> simulates the loss of the laser; The gain profile of the laser is simulated by the </text:span><text:span text:style-name="T13">FilterOpt </text:span><text:span text:style-name="T8">module.</text:span></text:p>
      <text:p text:style-name="P25"/>
      <text:list xml:id="list7512763190123655180" text:style-name="WWNum1">
        <text:list-item>
          <text:p text:style-name="P13"><text:span text:style-name="T11">Question 1.0</text:span><text:span text:style-name="T7">: <text:s/>When the gain value of the optical amplifier is at least as large as the loss in the cavity (set by the </text:span><text:span text:style-name="T12">Attenuator</text:span><text:span text:style-name="T7">) plus the loss caused by the reflector (or </text:span><text:span text:style-name="T12">IsolatorNonIdeal</text:span><text:span text:style-name="T7">), the laser starts lasing. Plot the optical spectrum and the temporal waveform of the laser output. Reduce the gain of the optical amplifier (or increase the cavity loss) and run the simulation again. How do the optical spectrum and waveform of the laser output look like now? Explain why.</text:span></text:p>
        </text:list-item>
      </text:list>
      <text:p text:style-name="P24"/>
      <text:list xml:id="list994665403" text:continue-numbering="true" text:style-name="WWNum1">
        <text:list-item>
          <text:p text:style-name="P13"><text:span text:style-name="T11">Question 1.1</text:span><text:span text:style-name="T7">: Increase the gain of the optical amplifier and run the simulation again. How do the optical spectrum and waveform of the laser output look like? Explain why. Why this phenomenon doesn’t occur in semiconductor lasers?</text:span></text:p>
        </text:list-item>
      </text:list>
      <text:p text:style-name="P2"><text:span text:style-name="T9"><text:s/></text:span></text:p>
      <text:p text:style-name="P2"><text:span text:style-name="T5">Exercise 2: </text:span><text:span text:style-name="T11">Fabry-Perot Laser</text:span></text:p>
      <text:p text:style-name="P5"/>
      <text:p text:style-name="P11"><text:span text:style-name="T7">In this lab, we investigate the characteristics of continuous wavelength (CW) FP lasers. Open setup Tx1_2. For this study, the module </text:span><text:span text:style-name="T13">Laser_TLM</text:span><text:span text:style-name="T7"> has been configured to model a Bulk FP laser. For this, the parameter </text:span><text:span text:style-name="T13">Laser_TLM </text:span><text:span text:style-name="T15">FacetReflectivity</text:span><text:span text:style-name="T7"> is set to 0.32. The laser is driven by DC current provided by </text:span><text:span text:style-name="T13">DCSource</text:span><text:span text:style-name="T7">. The optical spectrum of the laser output is visualized by the </text:span><text:span text:style-name="T13">SignalAnalyzer</text:span><text:span text:style-name="T7"> </text:span><text:span text:style-name="T11">(OSA)</text:span><text:span text:style-name="T7">.</text:span></text:p>
      <text:p text:style-name="P24"/>
      <text:list xml:id="list2451886120199707297" text:style-name="WWNum2">
        <text:list-item>
          <text:p text:style-name="P14"><text:span text:style-name="T11">Question 2.1: </text:span><text:span text:style-name="T16">Plot the optical spectrum of the FP laser output. Describe the structure of the obtained spectrum. What is the bandwidth of the laser modes? Which limitation to the transmission capacity (in terms of bit rate times length) one obtains when using such a laser in a transmission fiber with a dispersion D=17 ps/(nm.km)? </text:span></text:p>
        </text:list-item>
        <text:list-item>
          <text:p text:style-name="P14"><text:span text:style-name="T11">Question 2.1:</text:span><text:span text:style-name="T16"> Measure the longitudinal mode separation; the group refractive index of the laser material is 3.7. Calculate the laser cavity length and check if the result is the same as given by the parameter </text:span><text:span text:style-name="T14">Laser_TLM</text:span><text:span text:style-name="T16"> </text:span><text:span text:style-name="T15">DeviceSectionLength</text:span><text:span text:style-name="T16">.</text:span></text:p>
        </text:list-item>
      </text:list>
      <text:p text:style-name="P6"/>
      <text:p text:style-name="P6"/>
      <text:p text:style-name="P2"><text:soft-page-break/><text:span text:style-name="T5">Exercise 3: </text:span><text:span text:style-name="T19">L</text:span><text:span text:style-name="T11">-I Curve of Laser Output </text:span></text:p>
      <text:p text:style-name="P6"/>
      <text:p text:style-name="P22"><text:span text:style-name="T7">In this exercise, we look at the relationship between optical output power and FP laser diode drive current. Open the setup Tx1_3. The output power of the laser is measured by the </text:span><text:span text:style-name="T13">FreqPowerMeter</text:span><text:span text:style-name="T7"> module. </text:span></text:p>
      <text:p text:style-name="P24"/>
      <text:list xml:id="list1731038335442818892" text:style-name="WWNum4">
        <text:list-item>
          <text:p text:style-name="P15"><text:span text:style-name="T11">Question 3.1: </text:span><text:span text:style-name="T7">Sweep the drive current from 0 up to 60 mA (at intervals of 5 mA); in the scheme, the </text:span><text:span text:style-name="T13">Const</text:span><text:span text:style-name="T7"> </text:span><text:span text:style-name="T15">level</text:span><text:span text:style-name="T7"> is equal to the drive current. Using the </text:span><text:span text:style-name="T13">NumericalAnalyzer2D,</text:span><text:span text:style-name="T7"> plot the optical output power versus FP laser diode drive current. Describe what is observed at low diode currents. How to obtain the lasing threshold from the L-I curve?</text:span></text:p>
        </text:list-item>
      </text:list>
      <text:p text:style-name="P26"/>
      <text:list xml:id="list1171612917" text:continue-numbering="true" text:style-name="WWNum4">
        <text:list-item>
          <text:p text:style-name="P15"><text:span text:style-name="T11">Question 3.2</text:span><text:span text:style-name="T7">: The external differential quantum efficiency h is defined as the number of photons emitted per radiative electron-hole pair recombination above threshold. It is proportional to dP/dI. Change the parameter </text:span><text:span text:style-name="T13">Laser_TLM</text:span><text:span text:style-name="T7"> </text:span><text:span text:style-name="T15">InterfaceReflectionCoefficient</text:span><text:span text:style-name="T7"> For example, to 0.2 and 0.5) and run the simulation again. Which is the relationship between the threshold current I</text:span><text:span text:style-name="T21">th</text:span><text:span text:style-name="T7"> and facet reflectivity and between dP/dI and the facet reflectivity?</text:span></text:p>
        </text:list-item>
      </text:list>
      <text:p text:style-name="P17"/>
      <text:p text:style-name="P2"><text:span text:style-name="T5">Exercise 4: </text:span><text:span text:style-name="T11">Temporal Dynamics of FP Laser</text:span></text:p>
      <text:p text:style-name="P6"/>
      <text:p text:style-name="P11"><text:span text:style-name="T7">In this exercise, the dynamics of FP laser diodes can be simulated by the setup Tx1_4.</text:span></text:p>
      <text:p text:style-name="P24"/>
      <text:list xml:id="list277085925" text:continue-numbering="true" text:style-name="WWNum4">
        <text:list-item>
          <text:p text:style-name="P15"><text:span text:style-name="T11">Question 4.1: </text:span><text:span text:style-name="T7">Using </text:span><text:span text:style-name="T13">SignalAnalyzer </text:span><text:span text:style-name="T11">(Scope),</text:span><text:span text:style-name="T7"> plot the carrier density and waveform of laser output. Run Tx1_4. Carrier density and output laser power waveform after the current is put into the laser are shown in the right top and bottom figure, respectively. Divide the total observation time (800 ps) in four time intervals, separated by the points in time when the carrier density has either a local maximum or a minimum. Describe and provide a physical justification for the observed coupled time dynamics of carrier density and output laser power in each individual temporal sub-interval. </text:span></text:p>
        </text:list-item>
      </text:list>
      <text:p text:style-name="P29"/>
      <text:p text:style-name="P9"/>
      <text:p text:style-name="P2"><text:span text:style-name="T5">Exercise 5: </text:span><text:span text:style-name="T11">Resonant Frequency and Drive Current</text:span></text:p>
      <text:p text:style-name="P6"/>
      <text:p text:style-name="P11"><text:span text:style-name="T18">In this lab setup, Tx1_5, we investigate the relationship between the resonant frequency and drive current of the laser. The waveform of the laser output is visualized by the </text:span><text:span text:style-name="T20">SignalAnalyzer </text:span><text:span text:style-name="T19">(Scope)</text:span><text:span text:style-name="T20">.</text:span></text:p>
      <text:p text:style-name="P3"/>
      <text:list xml:id="list674129385" text:continue-numbering="true" text:style-name="WWNum4">
        <text:list-item>
          <text:p text:style-name="P1"><text:span text:style-name="T11">Question 5.1: </text:span><text:span text:style-name="T18">Sweep the drive current between 0 A and 0.06 A. In this simulation, the <text:s/>L-I curve of the laser is shown in the </text:span><text:span text:style-name="T20">NumericalAnalyzer2D.</text:span><text:span text:style-name="T18"> <text:s/>Plot the waveform and the L-I curve of laser output. The resonant frequency f</text:span><text:span text:style-name="T22">r</text:span><text:span text:style-name="T18"> is 1/Dt, where </text:span><text:span text:style-name="T23"></text:span><text:span text:style-name="T18">t is the period of the first oscillation of the laser output waveform. Measure the resonant frequency at different drive current I. Plot f</text:span><text:span text:style-name="T22">r</text:span><text:span text:style-name="T25">2</text:span><text:span text:style-name="T18"> versus (I/I</text:span><text:span text:style-name="T22">th</text:span><text:span text:style-name="T18">-1). </text:span></text:p>
        </text:list-item>
      </text:list>
      <text:p text:style-name="P17"/>
      <text:p text:style-name="P4"/>
      <text:p text:style-name="P2"><text:span text:style-name="T5">Exercise 6: </text:span><text:span text:style-name="T11">DFB Laser</text:span></text:p>
      <text:p text:style-name="P6"/>
      <text:p text:style-name="P11"><text:span text:style-name="T7">Although FP laser are cheap, the multimode output of FP lasers limits their application in optical communication. Single mode lasers are needed to overcome the drawback of multimode lasers. Distributed feedback (DFB) can generate signal mode lasers <text:s/>by using a grating in the laser cavity. Open the setup Tx1_6. <text:s/>Now, the module </text:span><text:span text:style-name="T13">LaserTLM </text:span><text:span text:style-name="T7">is configured to model a bulk DFB laser with quarter-wave-shifted grating. For this, the following parameters have been set: </text:span><text:span text:style-name="T13">LaserTLM </text:span><text:soft-page-break/><text:span text:style-name="T20">InterfaceReflectionCoefficient</text:span><text:span text:style-name="T13"> </text:span><text:span text:style-name="T7">= 1.0e-12; </text:span><text:span text:style-name="T13">LaserTLM GratingModel </text:span><text:span text:style-name="T7">= Coupling; </text:span><text:span text:style-name="T13">LaserTLM GratingPhaseShift </text:span><text:span text:style-name="T7">= 90</text:span></text:p>
      <text:list xml:id="list513609552" text:continue-numbering="true" text:style-name="WWNum4">
        <text:list-item>
          <text:p text:style-name="P15"><text:span text:style-name="T11">Question 6.1: </text:span><text:span text:style-name="T7">Run the setup with default parameters, and plot the optical spectrum of the DFB laser output. How many cavity modes are present in the spectrum? What is the signal mode bandwidth? How this compares with the previous case of a FP laser? What are the consequences of the DFB laser bandwidth for its applications to WDM transmission systems? What happens to the laser spectrum if the grating phase shift is changed to zero? And to 180 degrees? Explain your observations.</text:span></text:p>
        </text:list-item>
        <text:list-item>
          <text:p text:style-name="P15"><text:span text:style-name="T11">Question 6.2: </text:span><text:span text:style-name="T7">To investigate, why the mode of the DFB laser has such a small line width, open and run (with default parameters) the schematic Tx1_7. The output of the DFB laser is visualized both in time domain by </text:span><text:span text:style-name="T13">SignalAnalyzer </text:span><text:span text:style-name="T11">(Scope) </text:span><text:span text:style-name="T7">and frequency domain by </text:span><text:span text:style-name="T13">SignalAnalyzer </text:span><text:span text:style-name="T11">(OSA)</text:span><text:span text:style-name="T16">.</text:span><text:span text:style-name="T11"> </text:span><text:span text:style-name="T16">Plot the temporal waveform and relative frequency of the DFB laser output, and describe your observations. In particular, discuss the relationship between the time-domain and spectral measurements in question 6.1. </text:span></text:p>
        </text:list-item>
      </text:list>
      <text:p text:style-name="P17"/>
      <text:p text:style-name="P2"><text:span text:style-name="T5">Exercise 7: </text:span><text:span text:style-name="T11">Directly Modulated DFB Laser</text:span></text:p>
      <text:p text:style-name="P5"/>
      <text:p text:style-name="P11"><text:span text:style-name="T7">Data can be added by simply directly modulating the DFB laser. Open the setup Tx1_8. The electrical NRZ signal provided by </text:span><text:span text:style-name="T13">PRBS</text:span><text:span text:style-name="T7"> and </text:span><text:span text:style-name="T13">CoderNRZEI </text:span><text:span text:style-name="T7">is injected into DFB laser </text:span><text:span text:style-name="T13">LaserTLM</text:span><text:span text:style-name="T7"> through the module </text:span><text:span text:style-name="T13">LaserDriver</text:span><text:span text:style-name="T7">. Then the electrical NRZ signal is turned into an optical NRZ signal at the DFB laser output by direct modulation.</text:span></text:p>
      <text:p text:style-name="P27"/>
      <text:list xml:id="list607924430" text:continue-numbering="true" text:style-name="WWNum4">
        <text:list-item>
          <text:p text:style-name="P15"><text:span text:style-name="T11">Question 7.1: </text:span><text:span text:style-name="T7">Plot the optical spectrum of the directly modulated DFB laser output with the NRS signal set to </text:span><text:span text:style-name="T12">One</text:span><text:span text:style-name="T7"> or </text:span><text:span text:style-name="T12">PRBS</text:span><text:span text:style-name="T7">. Compare and discuss the difference of the optical spectrum of CW DFB laser output in the two cases.</text:span></text:p>
        </text:list-item>
        <text:list-item>
          <text:p text:style-name="P15"><text:span text:style-name="T9">Question 7.2:</text:span><text:span text:style-name="T7"> In the PRBS case, plot the power waveform and chirp of the directly modulated DFB laser. What is observed in the power waveform at the leading edge of the pulses? What is the chirp at the pulse leading edge and its trailing edge? Change the drive current from 0 to 90 mA (in intervals of 20 mA) by changing </text:span><text:span text:style-name="T13">LaserDriver</text:span><text:span text:style-name="T7"> </text:span><text:span text:style-name="T15">DriveAmplitude</text:span><text:span text:style-name="T7"> and measure the peak power (P) and the amplitude of the laser noise-induced chirp fluctuation </text:span><text:span text:style-name="T24"></text:span><text:span text:style-name="T7">C (or adiabatic chirp) of the DFB laser output. Plot </text:span><text:span text:style-name="T24"></text:span><text:span text:style-name="T7">C as a function of 1/P. </text:span></text:p>
        </text:list-item>
        <text:list-item>
          <text:p text:style-name="P15"><text:span text:style-name="T9">Question 7.</text:span><text:span text:style-name="T5">3:</text:span><text:span text:style-name="T4"> For the a 60 mA drive current, plot </text:span><text:span text:style-name="T7">the time evolution of the carrier density in the DFB laser, and describe what is observed.</text:span></text:p>
        </text:list-item>
      </text:list>
      <text:p text:style-name="P17"/>
      <text:p text:style-name="P2"><text:span text:style-name="T26">Exercise 8: </text:span><text:span text:style-name="T27">External Modulation &amp; Direct Modulation</text:span></text:p>
      <text:p text:style-name="P19"/>
      <text:p text:style-name="P11"><text:span text:style-name="T7">Data can be added to the optical signal through external modulation, where an additional modulator is needed. Open the setup Tx1_9. In this simulation, we will compare the optical signal after external modulation and direct modulation. An electro-absorption (EA) modulator is used to externally modulate the laser output </text:span></text:p>
      <text:p text:style-name="P28"/>
      <text:list xml:id="list1759507009" text:continue-numbering="true" text:style-name="WWNum4">
        <text:list-item>
          <text:p text:style-name="P15"><text:span text:style-name="T11">Question 8.1: </text:span><text:span text:style-name="T7">Plot the power waveform and chirp of the directly modulated DFB laser and describe what is observed in both leading edge and trailing edge of the pulses.</text:span></text:p>
        </text:list-item>
        <text:list-item>
          <text:p text:style-name="P15"><text:span text:style-name="T5">Question 8.2:</text:span><text:span text:style-name="T4"> </text:span><text:span text:style-name="T7">Plot the power waveform and chirp of the externally modulated DFB laser and describe what is observed in both leading edge and trailing edge of the pulses. Compare with the previous case.</text:span></text:p>
        </text:list-item>
      </text:list>
      <text:p text:style-name="P26"/>
      <text:p text:style-name="P2"><text:span text:style-name="T5">Exercise 9: </text:span><text:span text:style-name="T11">Responsivity of PIN &amp; APD</text:span></text:p>
      <text:p text:style-name="P5"/>
      <text:p text:style-name="P11"><text:soft-page-break/><text:span text:style-name="T7">In this part of Lab (open the setup Rx1_1), we will show the relationship between the photocurrent generated from PIN or APD photodiode and input optical power. The optical input light of PIN and APD photodiode is generated from CW laser </text:span><text:span text:style-name="T13">LaserCW</text:span><text:span text:style-name="T7">. <text:s/>The power of input light is measure by power meter </text:span><text:span text:style-name="T13">PowerMeter</text:span><text:span text:style-name="T7">. The photocurrent generated by PIN photodetector or APD is averaged by </text:span><text:span text:style-name="T13">PowerMeterEI.</text:span><text:span text:style-name="T7"> The averaged photocurrent generated from PIN photodetector and APD versus input power of the photodetector is visualized through NumericalAnalyzer (2D)</text:span><text:span text:style-name="T13">.</text:span></text:p>
      <text:p text:style-name="P18"/>
      <text:list xml:id="list7991217944878242304" text:style-name="WWNum12">
        <text:list-item>
          <text:p text:style-name="P16"><text:span text:style-name="T11">Question 9.1:</text:span><text:span text:style-name="T7"> Sweep the input optical power of photodetector by controlling the attenuator value (decrease the attenuation from 20 to 0 dB, with steps of 2 dB). Plot the averaged photocurrent generated from both the PIN and APD photodiode versus input optical power. What type of relationship is obtained between the photocurrent generated from photo-detector and the input optical power? Estimate the </text:span><text:span text:style-name="T18">responsivity of the PIN and the APD photodiode</text:span><text:span text:style-name="T4">,</text:span><text:span text:style-name="T18"> </text:span><text:span text:style-name="T4">and </text:span><text:span text:style-name="T18">compare with the </text:span><text:span text:style-name="T4">corresponding </text:span><text:span text:style-name="T18">parameter value</text:span><text:span text:style-name="T4">s</text:span><text:span text:style-name="T18">. Is the measure</text:span><text:span text:style-name="T4">d</text:span><text:span text:style-name="T18"> value </text:span><text:span text:style-name="T4">the </text:span><text:span text:style-name="T18">same </text:span><text:span text:style-name="T4">as</text:span><text:span text:style-name="T18"> the parameter value</text:span><text:span text:style-name="T4">?</text:span><text:span text:style-name="T18"> I</text:span><text:span text:style-name="T28">n case</text:span><text:span text:style-name="T18"> they </text:span><text:span text:style-name="T28">are</text:span><text:span text:style-name="T18"> different, explain why.</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Symbol1" svg:font-family="Symbol"/>
    <style:font-face style:name="Wingdings" svg:font-family="Wingdings"/>
    <style:font-face style:name="Courier New" svg:font-family="'Courier New'" style:font-adornments="Normal"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it" fo:country="IT" style:letter-kerning="true" style:font-size-asian="10pt" style:language-asian="it" style:country-asian="IT"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it" fo:country="IT" style:letter-kerning="true" style:font-name-asian="Times New Roman2" style:font-size-asian="10pt" style:language-asian="it" style:country-asian="IT"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rebuchet M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rebuchet M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rebuchet M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rebuchet M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rebuchet M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rebuchet M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rebuchet M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rebuchet M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rebuchet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rebuchet M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rebuchet M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rebuchet M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rebuchet M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rebuchet M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rebuchet M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rebuchet M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rebuchet M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rebuchet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rebuchet M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rebuchet M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rebuchet M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rebuchet M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rebuchet M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rebuchet M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rebuchet M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rebuchet M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rebuchet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rebuchet M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rebuchet M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rebuchet M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rebuchet M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rebuchet M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rebuchet M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rebuchet M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rebuchet M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rebuchet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rebuchet M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rebuchet M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rebuchet M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rebuchet M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rebuchet M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rebuchet M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rebuchet M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rebuchet M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rebuchet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rebuchet M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rebuchet M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rebuchet M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rebuchet M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rebuchet M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rebuchet M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rebuchet M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rebuchet M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rebuchet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rebuchet M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rebuchet M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rebuchet M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rebuchet M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rebuchet M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rebuchet M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rebuchet M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rebuchet M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rebuchet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rebuchet M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rebuchet M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rebuchet M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rebuchet M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rebuchet M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rebuchet M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rebuchet M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rebuchet M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rebuchet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rebuchet M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rebuchet M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rebuchet M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rebuchet M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rebuchet M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rebuchet M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rebuchet M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rebuchet M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rebuchet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tical Communications-2008/2009</dc:title>
    <meta:initial-creator>stefano</meta:initial-creator>
    <dc:creator>Nicola Simoni</dc:creator>
    <meta:editing-cycles>9</meta:editing-cycles>
    <meta:creation-date>2014-02-18T13:28:00</meta:creation-date>
    <dc:date>2014-04-02T14:36:45</dc:date>
    <meta:editing-duration>PT1M57S</meta:editing-duration>
    <meta:generator>OpenOffice/4.0.1$Unix OpenOffice.org_project/401m5$Build-9714</meta:generator>
    <meta:document-statistic meta:table-count="0" meta:image-count="0" meta:object-count="0" meta:page-count="4" meta:paragraph-count="44" meta:word-count="1634" meta:character-count="9910"/>
    <meta:user-defined meta:name="AppVersion">12.0000</meta:user-defined>
    <meta:user-defined meta:name="Company">U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